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/>
    </style:style>
    <style:style style:name="P2" style:parent-style-name="Akapitzlistą" style:family="paragraph"/>
    <style:style style:name="P3" style:parent-style-name="Akapitzlistą" style:family="paragraph"/>
    <style:style style:name="P4" style:parent-style-name="Akapitzlistą" style:family="paragraph"/>
    <style:style style:name="P5" style:parent-style-name="Akapitzlistą" style:family="paragraph"/>
    <style:style style:name="P6" style:parent-style-name="Akapitzlistą" style:family="paragraph"/>
    <style:style style:name="P7" style:parent-style-name="Akapitzlistą" style:family="paragraph"/>
    <style:style style:name="P8" style:parent-style-name="Akapitzlistą" style:family="paragraph"/>
    <style:style style:name="P9" style:parent-style-name="Akapitzlistą" style:family="paragraph"/>
    <style:style style:name="P10" style:parent-style-name="Akapitzlistą" style:family="paragraph"/>
    <style:style style:name="P11" style:parent-style-name="Akapitzlistą" style:family="paragraph"/>
    <style:style style:name="P12" style:parent-style-name="Akapitzlistą" style:family="paragraph"/>
    <style:style style:name="P13" style:parent-style-name="Akapitzlistą" style:family="paragraph"/>
    <style:style style:name="P14" style:parent-style-name="Akapitzlistą" style:family="paragraph"/>
    <style:style style:name="P15" style:parent-style-name="Akapitzlistą" style:family="paragraph"/>
    <style:style style:name="P16" style:parent-style-name="Akapitzlistą" style:family="paragraph"/>
    <style:style style:name="P17" style:parent-style-name="Akapitzlistą" style:family="paragraph"/>
    <style:style style:name="P18" style:parent-style-name="Akapitzlistą" style:family="paragraph"/>
    <style:style style:name="P19" style:parent-style-name="Akapitzlistą" style:family="paragraph"/>
    <style:style style:name="P20" style:parent-style-name="Akapitzlistą" style:family="paragraph"/>
    <style:style style:name="P21" style:parent-style-name="Akapitzlistą" style:family="paragraph"/>
    <style:style style:name="P22" style:parent-style-name="Akapitzlistą" style:family="paragraph"/>
    <style:style style:name="P23" style:parent-style-name="Akapitzlistą" style:family="paragraph"/>
    <style:style style:name="P24" style:parent-style-name="Akapitzlistą" style:family="paragraph"/>
    <style:style style:name="P25" style:parent-style-name="Akapitzlistą" style:family="paragraph"/>
  </office:automatic-styles>
  <office:body>
    <office:text text:use-soft-page-breaks="true">
      <text:h text:style-name="P1" text:outline-level="1">Protokół Realizacji Projektu Algorytmy</text:h>
      <text:h text:style-name="Nagłówek2" text:outline-level="2">Informacje o grupie</text:h>
      <text:list text:style-name="LFO1" text:continue-numbering="true">
        <text:list-item>
          <text:p text:style-name="P2">Ilość chłopców<text:line-break/>8</text:p>
        </text:list-item>
        <text:list-item>
          <text:p text:style-name="P3">Ilość dziewcząt<text:line-break/>14</text:p>
        </text:list-item>
        <text:list-item>
          <text:p text:style-name="P4">Klasa<text:line-break/>IV</text:p>
        </text:list-item>
        <text:list-item>
          <text:p text:style-name="P5">Ocena ogólnego poziomu zaawansowania informatycznego informatycznego grupy – ilości osób</text:p>
          <text:list text:continue-numbering="true">
            <text:list-item>
              <text:p text:style-name="P6">Poziom dobry<text:line-break/>10</text:p>
            </text:list-item>
            <text:list-item>
              <text:p text:style-name="P7">Poziom średni<text:line-break/>6</text:p>
            </text:list-item>
            <text:list-item>
              <text:p text:style-name="P8">Poziom słaby<text:line-break/>6</text:p>
            </text:list-item>
          </text:list>
        </text:list-item>
      </text:list>
      <text:h text:style-name="Nagłówek2" text:outline-level="2">Informacja o realizacji poszczególnych lekcji</text:h>
      <text:list text:style-name="LFO2" text:continue-numbering="true">
        <text:list-item>
          <text:p text:style-name="P9">Projekt został zrealizowany w komplecie 4 lekcji<text:line-break/>Tak</text:p>
        </text:list-item>
        <text:list-item>
          <text:p text:style-name="P10">Jeżeli nie, to które lekcje zostały zrealizowane<text:line-break/>-</text:p>
        </text:list-item>
        <text:list-item>
          <text:p text:style-name="P11">Powód podjęcia decyzji o częściowej realizacji projektu<text:line-break/>-</text:p>
        </text:list-item>
      </text:list>
      <text:h text:style-name="Nagłówek2" text:outline-level="2">Informacja o realizacji lekcji pierwszej</text:h>
      <text:list text:style-name="LFO3" text:continue-numbering="true">
        <text:list-item>
          <text:p text:style-name="P12">Ocena skuteczności i kompletności realizacji<text:line-break/>Udało zrealizować się cały materiał zaplanowany na lekcję pierwszą. Uczniowie bez problemu potrafili podawać różne algorytmy.</text:p>
        </text:list-item>
        <text:list-item>
          <text:p text:style-name="P13">Ocena stopnia zaangażowania uczniów na lekcji<text:line-break/>4 (w skali 1-5)</text:p>
        </text:list-item>
        <text:list-item>
          <text:p text:style-name="P14">Uwagi do konstrukcji i działania lekcji<text:line-break/>Lekcję zrealizowałam w ciągu 30 min. Pod koniec zajęć ciężko było mi skupić<text:s/>uwagę uczniów na temacie. Odniosłam wrażenie, że niektórzy z nich byli znudzeni.</text:p>
        </text:list-item>
      </text:list>
      <text:h text:style-name="Nagłówek2" text:outline-level="2">Informacja o realizacji lekcji drugiej</text:h>
      <text:list text:style-name="LFO4" text:continue-numbering="true">
        <text:list-item>
          <text:p text:style-name="P15">Ocena skuteczności i kompletności realizacji<text:line-break/>Założone cele udało mi się zrealizować w całości. Uczniowie byli bardzo zaangażowani i chętnie wykonywali działania. Niektórym nawet bez mojej wiedzy udało się rozwiązać zadanie 10.</text:p>
        </text:list-item>
        <text:list-item>
          <text:p text:style-name="P16">Ocena stopnia zaangażowania uczniów na lekcji<text:line-break/>5 (w skali 1-5)</text:p>
        </text:list-item>
        <text:list-item>
          <text:p text:style-name="P17">Uwagi do konstrukcji i działania lekcji<text:line-break/>Ponieważ poziom zróżnicowania informatycznego grupy był bardzo zróżnicowany, uczniowie pracowali w różnym tempie. Niektórzy uczniowie skończyli tak szybko wszystkie zadania, że musiałam zaproponować im dodatkowo grę żółw.</text:p>
        </text:list-item>
      </text:list>
      <text:soft-page-break/>
      <text:h text:style-name="Nagłówek2" text:outline-level="2">Informacja o realizacji lekcji trzeciej</text:h>
      <text:list text:style-name="LFO5" text:continue-numbering="true">
        <text:list-item>
          <text:p text:style-name="P18">Ocena skuteczności i kompletności realizacji<text:line-break/>Lekcję udało mi się zrealizować w całości w czasie krótszym niż 45 minut. Uczniowie bardzo szybko rozwiązali kartę pracy i ułożyli program do zadania 10. Przed tym omówiliśmy również prezentację dotyczącą tej lekcji.</text:p>
        </text:list-item>
        <text:list-item>
          <text:p text:style-name="P19">Ocena stopnia zaangażowania uczniów na lekcji<text:line-break/>5 (w skali 1-5)</text:p>
        </text:list-item>
        <text:list-item>
          <text:p text:style-name="P20">Uwagi do konstrukcji i działania lekcji<text:line-break/>Uczniowie bardzo szybko poradzili sobie z przedstawionym im zadaniem, dlatego uważam, że w przypadku tej klasy korzystne byłoby połączenie lekcji 3 i 4.</text:p>
        </text:list-item>
      </text:list>
      <text:h text:style-name="Nagłówek2" text:outline-level="2">Informacja o realizacji lekcji czwartej</text:h>
      <text:list text:style-name="LFO6" text:continue-numbering="true">
        <text:list-item>
          <text:p text:style-name="P21">Ocena skuteczności i kompletności realizacji<text:line-break/>Lekcję zrealizowałam w całości w czasie krótszym niż 45 minut. Uczniowie dobrze zrozumieli zasadę lewej ręki na poprzedniej lekcji, dlatego nie mieli problemów z odnalezieniem metody prawej ręki. Każdemu uczniowi udało się ułożyć dobry algorytm.</text:p>
        </text:list-item>
        <text:list-item>
          <text:p text:style-name="P22">Ocena stopnia zaangażowania uczniów na lekcji<text:line-break/>5 (w skali 1-5)</text:p>
        </text:list-item>
        <text:list-item>
          <text:p text:style-name="P23">Wyniki ewaluacji<text:line-break/>Uczniowie dobrze zrozumieli poruszone przeze mnie zagadnienie. Większość uczniów samodzielnie rozwiązała bezbłędnie wszystkie. Jednostki potrzebowały mojej pomocy, jednak później nie miały problemów ze zrozumieniem algorytmu.<text:s/></text:p>
        </text:list-item>
        <text:list-item>
          <text:p text:style-name="P24">Uwagi do konstrukcji i działania lekcji<text:line-break/>Temat i zadanie okazały się zbyt krótkie, aby wypełnić jednostkę lekcyjną.</text:p>
        </text:list-item>
      </text:list>
      <text:h text:style-name="Nagłówek2" text:outline-level="2">Informacje o projekcie</text:h>
      <text:list text:style-name="LFO7" text:continue-numbering="true">
        <text:list-item>
          <text:p text:style-name="P25">Uwagi do konstrukcji i działania projektu<text:line-break/>W klasach o wyższym poziomie zaawansowania informatycznego warto zastanowić się nad połączeniem lekcji 3 i 4. Projekt realizowałam w klasie 4 i uważam, że klasy starsze mogłyby układać algorytmy w jeszcze szybszym tempie.</text:p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an Kurpiewski</meta:initial-creator>
    <dc:creator>Damian Kurpiewski</dc:creator>
    <meta:creation-date>2018-11-10T18:32:00Z</meta:creation-date>
    <dc:date>2018-11-10T18:32:00Z</dc:date>
    <meta:template xlink:href="Normal.dotm" xlink:type="simple"/>
    <meta:editing-cycles>2</meta:editing-cycles>
    <meta:editing-duration>PT0S</meta:editing-duration>
    <meta:document-statistic meta:page-count="2" meta:paragraph-count="6" meta:word-count="443" meta:character-count="3100" meta:row-count="22" meta:non-whitespace-character-count="2663"/>
  </office:meta>
</office:document-meta>
</file>